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View.buildTemplateModel( Map &lt; String , Object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View.setEncoding( @ Nullable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.doRender( Map &lt; String , Object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eMarkerView.getTemplat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View.checkResource(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reeMarkerView.setConfiguration( @ Nullable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.getTemplate( String 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View.renderMergedTemplateModel( Map &lt; String , Object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eeMarkerView.exposeHelpers( Map &lt; String , Object &gt; model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reeMarkerView.getObjectWr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eeMarkerView.autodetect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reeMarkerView.initServletContex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eeMarkerView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.processTemplate( Template template , SimpleHash model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View.obtain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